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31184" calcext:value-type="float">
            <text:p>54.43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193696" calcext:value-type="float">
            <text:p>53.19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3312" calcext:value-type="float">
            <text:p>51.6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636" calcext:value-type="float">
            <text:p>51.6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21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434744" calcext:value-type="float">
            <text:p>52.4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20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6924" calcext:value-type="float">
            <text:p>51.0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050952" calcext:value-type="float">
            <text:p>51.05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1872" calcext:value-type="float">
            <text:p>50.7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6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9016" calcext:value-type="float">
            <text:p>50.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4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227224" calcext:value-type="float">
            <text:p>53.22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16652" calcext:value-type="float">
            <text:p>52.16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18136" calcext:value-type="float">
            <text:p>50.61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84864" calcext:value-type="float">
            <text:p>49.58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0788" calcext:value-type="float">
            <text:p>47.80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10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23576" calcext:value-type="float">
            <text:p>48.42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87824" calcext:value-type="float">
            <text:p>46.8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8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326552" calcext:value-type="float">
            <text:p>46.32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7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72584" calcext:value-type="float">
            <text:p>46.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6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5904" calcext:value-type="float">
            <text:p>45.6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287184" calcext:value-type="float">
            <text:p>45.28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813976" calcext:value-type="float">
            <text:p>47.8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3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064424" calcext:value-type="float">
            <text:p>46.0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147232" calcext:value-type="float">
            <text:p>44.14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90616" calcext:value-type="float">
            <text:p>43.79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2000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82896" calcext:value-type="float">
            <text:p>42.9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2" calcext:value-type="float">
            <text:p>42.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8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8248" calcext:value-type="float">
            <text:p>41.60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7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4904" calcext:value-type="float">
            <text:p>41.8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6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10128" calcext:value-type="float">
            <text:p>41.41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40408" calcext:value-type="float">
            <text:p>39.8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553896" calcext:value-type="float">
            <text:p>39.5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5552" calcext:value-type="float">
            <text:p>40.3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1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31136" calcext:value-type="float">
            <text:p>40.33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90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8736" calcext:value-type="float">
            <text:p>40.1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398448" calcext:value-type="float">
            <text:p>39.3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8872" calcext:value-type="float">
            <text:p>39.2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7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76984" calcext:value-type="float">
            <text:p>39.8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45208" calcext:value-type="float">
            <text:p>40.14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75688" calcext:value-type="float">
            <text:p>40.1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812" calcext:value-type="float">
            <text:p>40.0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86584" calcext:value-type="float">
            <text:p>40.48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40736" calcext:value-type="float">
            <text:p>40.94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67" calcext:value-type="float">
            <text:p>40.7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80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79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95856" calcext:value-type="float">
            <text:p>39.9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5707</text:p>
          </table:table-cell>
          <table:table-cell office:value-type="string" calcext:value-type="string">
            <text:p>TWDB:2335707</text:p>
          </table:table-cell>
          <table:table-cell office:value-type="string" calcext:value-type="string">
            <text:p>1979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05584" calcext:value-type="float">
            <text:p>40.1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30" meta:object-count="0"/>
    <meta:user-defined meta:name="AppVersion">3.0</meta:user-defined>
  </office:meta>
</office:document-meta>
</file>